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1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6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7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color="#69656c" fo:font-family="'DejaVu Sans Mono'" style:font-family-generic="modern" style:font-pitch="fixed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2" style:family="text">
      <style:text-properties fo:color="#69656c" fo:font-family="'DejaVu Sans Mono'" style:font-family-generic="modern" style:font-pitch="fixed"/>
    </style:style>
    <style:style style:name="T13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13.48cm" svg:height="1.237cm" svg:x="0.102cm" svg:y="0.508cm">
          <draw:text-box>
            <text:p><text:span text:style-name="T6">Актуальность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1" draw:layer="layout" svg:width="24.762cm" svg:height="17.79cm" svg:x="1.146cm" svg:y="2.794cm">
          <draw:text-box>
            <text:p text:style-name="P9"><text:span text:style-name="T7">1.</text:span><text:span text:style-name="T8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8"/></text:p>
            <text:p text:style-name="P9"><text:span text:style-name="T7">2.</text:span><text:span text:style-name="T8"> Разработка эффективных структур данных представления ПО-формул в памяти компьютера;</text:span></text:p>
            <text:p text:style-name="P9"><text:span text:style-name="T8"/></text:p>
            <text:p text:style-name="P9"><text:span text:style-name="T7">3.</text:span><text:span text:style-name="T8"> Разработка алгоритмов преобразования ПО-формул для организации автоматического логического ввода;</text:span></text:p>
            <text:p text:style-name="P9"><text:span text:style-name="T8"/></text:p>
            <text:p text:style-name="P9"><text:span text:style-name="T7">4.</text:span><text:span text:style-name="T8"> Адаптация существующих методик реализации алгоритмов АДТ для исчисления ПО-формул;</text:span></text:p>
            <text:p text:style-name="P9"><text:span text:style-name="T8"/></text:p>
            <text:p text:style-name="P9"><text:span text:style-name="T7">5.</text:span><text:span text:style-name="T8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8"/></text:p>
            <text:p text:style-name="P9"><text:span text:style-name="T7">6.</text:span><text:span text:style-name="T8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8"/></text:p>
            <text:p text:style-name="P9"><text:span text:style-name="T7">7.</text:span><text:span text:style-name="T8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9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2"/></text:p>
            <text:p><text:span text:style-name="T9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9"/></text:p>
            <text:p><text:span text:style-name="T9">3.</text:span><text:span text:style-name="T2"> Реализован транслятор формул из языка библиотеки TPTP в язык ПО-формул.</text:span></text:p>
            <text:p><text:span text:style-name="T9"/></text:p>
            <text:p><text:span text:style-name="T9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7">1.</text:span><text:span text:style-name="T8"> Изучены свойства исчисления ПО-формул, определяющие характер адаптации существующих алгоритмов;</text:span></text:p>
            <text:p text:style-name="P9"><text:span text:style-name="T8"/></text:p>
            <text:p text:style-name="P13"><text:span text:style-name="T7">2.</text:span><text:span text:style-name="T8"> Предложены и реализованы ряд стратегий поиска логического вывода ПО-формул с неограниченными переменными;</text:span></text:p>
            <text:p text:style-name="P13"><text:span text:style-name="T7"/></text:p>
            <text:p text:style-name="P13"><text:span text:style-name="T7">3.</text:span><text:span text:style-name="T8"> Предложена и реализована стратегия k,m-ограничения;</text:span></text:p>
            <text:p text:style-name="P13"><text:span text:style-name="T7"/></text:p>
            <text:p text:style-name="P13"><text:span text:style-name="T7">4.</text:span><text:span text:style-name="T8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3"><text:span text:style-name="T7"/></text:p>
            <text:p text:style-name="P13"><text:span text:style-name="T7">5.</text:span><text:span text:style-name="T8"> Адаптированы алгоритмы индексирования термов для системы АДТ ПО-формул;</text:span></text:p>
            <text:p text:style-name="P13"><text:span text:style-name="T7"/></text:p>
            <text:p text:style-name="P13"><text:span text:style-name="T7">6.</text:span><text:span text:style-name="T8"> Предложены и реализованы стратегии параллельного логического вывода для системы АДТ ПО-формул;</text:span></text:p>
            <text:p text:style-name="P13"><text:span text:style-name="T10"/></text:p>
            <text:p text:style-name="P13"><text:span text:style-name="T10">7.</text:span><text:span text:style-name="T8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убликации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13"><text:span text:style-name="T7">1.</text:span><text:span text:style-name="T8"> Давыдов А.В., Ларионов А.А., Черкашин Е.А. Об исчислении</text:span></text:p>
            <text:p text:style-name="P13"><text:span text:style-name="T8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3"><text:span text:style-name="T8"/></text:p>
            <text:p text:style-name="P13"><text:span text:style-name="T7">2.</text:span><text:span text:style-name="T8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3"><text:span text:style-name="T8"/></text:p>
            <text:p text:style-name="P13"><text:span text:style-name="T7">3.</text:span><text:span text:style-name="T8"> Ларионов А.А., Черкашин Е.А. Параллельные схемы алгоритмов</text:span></text:p>
            <text:p text:style-name="P13"><text:span text:style-name="T8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3"><text:span text:style-name="T8"/></text:p>
            <text:p text:style-name="P13"><text:span text:style-name="T7">4.</text:span><text:span text:style-name="T8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13"><text:span text:style-name="T7">1.</text:span><text:span text:style-name="T8"> Международная конференция “Мальцевские чтения”, г.Новосибирск, 24-28 августа 2009 г.;</text:span></text:p>
            <text:p text:style-name="P13"><text:span text:style-name="T7">2.</text:span><text:span text:style-name="T8"> Семинар ИДСТУ СО РАН “Ляпуновские чтения”, ИДСТУ СО РАН, г. Иркутск, 21-23 декабря 2009 г.;</text:span></text:p>
            <text:p text:style-name="P13"><text:span text:style-name="T7">3.</text:span><text:span text:style-name="T8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3"><text:span text:style-name="T7">4.</text:span><text:span text:style-name="T8"> Международная конференция “Облачные вычисления. Образование. Исследования. Разработки”, г.Москва 15-16 апреля 2010 г.;</text:span></text:p>
            <text:p text:style-name="P13"><text:span text:style-name="T7">5.</text:span><text:span text:style-name="T8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3"><text:span text:style-name="T7">6.</text:span><text:span text:style-name="T8"> 4-ая Всероссийская конференция “Винеровские чтения”, г.Иркутск, 9-14 марта 2011г.</text:span></text:p>
            <text:p text:style-name="P13"><text:span text:style-name="T7">7.</text:span><text:span text:style-name="T8"> 34-ый международный симпозиум “MIPRO”, г.Опатия, Хорватия, 23-27 мая 2011г.</text:span></text:p>
            <text:p text:style-name="P13"><text:span text:style-name="T7">8.</text:span><text:span text:style-name="T8"> 4-ая Всероссийская мультиконференция по проблемам управления, с. Дивноморское, 3-8 октября 2011г.</text:span></text:p>
            <text:p text:style-name="P13"><text:span text:style-name="T7">9.</text:span><text:span text:style-name="T8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7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7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7">3.</text:span><text:span text:style-name="T4"> Реализация структур данных для представления ПО-формул;</text:span></text:p>
            <text:p text:style-name="P9"><text:span text:style-name="T7">4.</text:span><text:span text:style-name="T4"> Реализация программной системы АДТ;</text:span></text:p>
            <text:p text:style-name="P9"><text:span text:style-name="T7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5">Введение</text:span></text:p>
            <text:p text:style-name="P9"><text:span text:style-name="T5"/></text:p>
            <text:p text:style-name="P9"><text:span text:style-name="T5">Глава 2. Методики повышеня производительности АДТ</text:span></text:p>
            <text:p text:style-name="P9"><text:span text:style-name="T5"/></text:p>
            <text:p text:style-name="P9"><text:span text:style-name="T5">Глава 3. Реализация алгоритмов и программная система АДТ</text:span></text:p>
            <text:p text:style-name="P9"><text:span text:style-name="T5"/></text:p>
            <text:p text:style-name="P9"><text:span text:style-name="T5">Глава 4. Приложения программной системы</text:span></text:p>
            <text:p text:style-name="P9"><text:span text:style-name="T5"/></text:p>
            <text:p text:style-name="P9"><text:span text:style-name="T5">Заключение</text:span></text:p>
            <text:p text:style-name="P9"><text:span text:style-name="T5"/></text:p>
            <text:p text:style-name="P9"><text:span text:style-name="T5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6" draw:layer="layout" svg:width="25.568cm" svg:height="9.832cm" svg:x="1.356cm" svg:y="6.755cm">
          <draw:text-box>
            <text:p><text:span text:style-name="T8">Формулы имеют древовидную структуру, поэтому можно пользоваться соответствующей терминологией.</text:span></text:p>
            <text:p><text:span text:style-name="T10"/></text:p>
            <text:p><text:span text:style-name="T10">1.</text:span><text:span text:style-name="T8"> Узел уровня 0 – </text:span><text:span text:style-name="T10">корень</text:span><text:span text:style-name="T8">.</text:span></text:p>
            <text:p><text:span text:style-name="T10">2.</text:span><text:span text:style-name="T8"> Узлы уровня 1 – </text:span><text:span text:style-name="T10">базы</text:span><text:span text:style-name="T8">.</text:span></text:p>
            <text:p><text:span text:style-name="T10">3.</text:span><text:span text:style-name="T8"> Узлы уровня 2 – </text:span><text:span text:style-name="T10">вопросы </text:span><text:span text:style-name="T8">к базе.</text:span></text:p>
            <text:p><text:span text:style-name="T10">4.</text:span><text:span text:style-name="T8"> Более глубокие узлы – </text:span><text:span text:style-name="T10">консеквенты</text:span><text:span text:style-name="T8">.</text:span></text:p>
            <text:p><text:span text:style-name="T10">5.</text:span><text:span text:style-name="T8"> Если у вопроса более одного дочерних узла, то вопрос обладает </text:span><text:span text:style-name="T10">дизъюнктивным ветвлением</text:span><text:span text:style-name="T8">.</text:span></text:p>
            <text:p><text:span text:style-name="T10">6.</text:span><text:span text:style-name="T8"> Если глубина больше 3, то подформула называется </text:span><text:span text:style-name="T10">глубокой</text:span><text:span text:style-name="T8">.</text:span></text:p>
            <text:p><text:span text:style-name="T10">7.</text:span><text:span text:style-name="T8"> Вопросы с False называются </text:span><text:span text:style-name="T10">целевыми</text:span><text:span text:style-name="T8">.</text:span></text:p>
            <text:p><text:span text:style-name="T10">8.</text:span><text:span text:style-name="T8"> Подстановки для вопроса называются </text:span><text:span text:style-name="T10">ответными</text:span><text:span text:style-name="T8">.</text:span></text:p>
            <text:p><text:span text:style-name="T8"/></text:p>
          </draw:text-box>
        </draw:frame>
        <draw:frame draw:style-name="gr2" draw:text-style-name="P17" draw:layer="layout" svg:width="5.248cm" svg:height="1.072cm" svg:x="0.34cm" svg:y="16.587cm">
          <draw:text-box>
            <text:p><text:span text:style-name="T4">Вопрос: <text:s/></text:span><text:span text:style-name="T7"><text:s/></text:span></text:p>
          </draw:text-box>
        </draw:frame>
        <draw:frame draw:style-name="gr2" draw:text-style-name="P17" draw:layer="layout" svg:width="4.486cm" svg:height="1.072cm" svg:x="0.34cm" svg:y="17.787cm">
          <draw:text-box>
            <text:p><text:span text:style-name="T4">База: <text:s/></text:span><text:span text:style-name="T7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7" draw:layer="layout" svg:width="5.248cm" svg:height="1.072cm" svg:x="8.24cm" svg:y="17.287cm">
          <draw:text-box>
            <text:p><text:span text:style-name="T4">Ответ: <text:s/></text:span><text:span text:style-name="T7"><text:s/></text:span></text:p>
          </draw:text-box>
        </draw:frame>
        <draw:frame draw:style-name="gr2" draw:text-style-name="P17" draw:layer="layout" svg:width="5.248cm" svg:height="1.072cm" svg:x="0.34cm" svg:y="16.587cm">
          <draw:text-box>
            <text:p><text:span text:style-name="T4">Вопрос: <text:s/></text:span><text:span text:style-name="T7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7" draw:layer="layout" svg:width="5.248cm" svg:height="1.072cm" svg:x="14.84cm" svg:y="17.287cm">
          <draw:text-box>
            <text:p><text:span text:style-name="T4">если <text:s text:c="2"/></text:span><text:span text:style-name="T7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7" draw:layer="layout" svg:width="8.78cm" svg:height="1.072cm" svg:x="16.44cm" svg:y="18.587cm">
          <draw:text-box>
            <text:p><text:span text:style-name="T4">Правило вывода: <text:s/></text:span><text:span text:style-name="T7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6" draw:layer="layout" svg:width="25.568cm" svg:height="10.569cm" svg:x="0.848cm" svg:y="3.376cm">
          <draw:text-box>
            <text:p><text:span text:style-name="T10">1.</text:span><text:span text:style-name="T8"> Крупноблочная структура.</text:span></text:p>
            <text:p><text:span text:style-name="T8"/></text:p>
            <text:p><text:span text:style-name="T10">2.</text:span><text:span text:style-name="T8"> Единственное правило вывода.</text:span></text:p>
            <text:p><text:span text:style-name="T10"/></text:p>
            <text:p><text:span text:style-name="T10">3.</text:span><text:span text:style-name="T8"> Нет необходимости в сколемизации.</text:span></text:p>
            <text:p><text:span text:style-name="T10"/></text:p>
            <text:p><text:span text:style-name="T10">4.</text:span><text:span text:style-name="T8"> Процедура ЛВ фокусируется в ближайшей окрестности корня ПО—</text:span></text:p>
            <text:p><text:span text:style-name="T8">формулы.</text:span></text:p>
            <text:p><text:span text:style-name="T10"/></text:p>
            <text:p><text:span text:style-name="T10">5.</text:span><text:span text:style-name="T8"> Имеется естественный ИЛИ-параллелизм.</text:span></text:p>
            <text:p><text:span text:style-name="T10"/></text:p>
            <text:p><text:span text:style-name="T10">6.</text:span><text:span text:style-name="T8"> Вариабельность семантики.</text:span></text:p>
            <text:p><text:span text:style-name="T11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9.296cm" svg:height="1.237cm" svg:x="17.882cm" svg:y="10.701cm">
          <draw:text-box>
            <text:p><text:span text:style-name="T6">Структуры данных</text:span></text:p>
          </draw:text-box>
        </draw:frame>
        <draw:frame draw:style-name="gr2" draw:text-style-name="P19" draw:layer="layout" svg:width="10.588cm" svg:height="1.893cm" svg:x="16.482cm" svg:y="4.713cm">
          <draw:text-box>
            <text:p text:style-name="P18"><text:span text:style-name="T4">1. Древо</text:span></text:p>
            <text:p text:style-name="P18"><text:span text:style-name="T4">2. Два типа кванторов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6" draw:layer="layout" svg:width="25.568cm" svg:height="6.147cm" svg:x="1.27cm" svg:y="3.972cm">
          <draw:text-box>
            <text:p><text:span text:style-name="T10">1.</text:span><text:span text:style-name="T8"> Структура формулы усложняется вширь. Появляются новые ветви.</text:span></text:p>
            <text:p><text:span text:style-name="T8"/></text:p>
            <text:p><text:span text:style-name="T10">2.</text:span><text:span text:style-name="T8"> База фактов увеличивается.</text:span></text:p>
            <text:p><text:span text:style-name="T8"/></text:p>
            <text:p><text:span text:style-name="T10">3.</text:span><text:span text:style-name="T8"> Сложность термов увеличивается</text:span></text:p>
            <text:p><text:span text:style-name="T8"/></text:p>
            <text:p><text:span text:style-name="T10">4.</text:span><text:span text:style-name="T8"> Формализация некоторых задач изначально велика. Например, 15Мб.</text:span></text:p>
          </draw:text-box>
        </draw:frame>
        <draw:frame draw:style-name="gr2" draw:text-style-name="P16" draw:layer="layout" svg:width="25.568cm" svg:height="0.988cm" svg:x="1.27cm" svg:y="12.072cm">
          <draw:text-box>
            <text:p><text:span text:style-name="T10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3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9" draw:layer="layout" svg:width="25.568cm" svg:height="2.714cm" svg:x="1.016cm" svg:y="7.3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7">Какой именно элемент выбрать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17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7"><text:s/></text:span></text:p>
          </draw:text-box>
        </draw:frame>
        <draw:custom-shape draw:style-name="gr8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14.598cm" svg:y1="6.066cm" svg:x2="19.167cm" svg:y2="8.889cm">
          <text:p/>
        </draw:line>
        <draw:line draw:style-name="gr9" draw:text-style-name="P3" draw:layer="layout" svg:x1="21.202cm" svg:y1="6.094cm" svg:x2="19.167cm" svg:y2="8.889cm">
          <text:p/>
        </draw:line>
        <draw:frame draw:style-name="gr10" draw:text-style-name="P17" draw:layer="layout" svg:width="7.026cm" svg:height="1.153cm" svg:x="10.894cm" svg:y="4.941cm">
          <draw:text-box>
            <text:p><text:span text:style-name="T4">A(f(e,</text:span><text:span text:style-name="T9">g(t)</text:span><text:span text:style-name="T4">) <text:s/></text:span><text:span text:style-name="T7"><text:s/></text:span></text:p>
          </draw:text-box>
        </draw:frame>
        <draw:frame draw:style-name="gr10" draw:text-style-name="P17" draw:layer="layout" svg:width="8.44cm" svg:height="1.153cm" svg:x="18.994cm" svg:y="4.941cm">
          <draw:text-box>
            <text:p><text:span text:style-name="T4">B(h(</text:span><text:span text:style-name="T9">g(t)</text:span><text:span text:style-name="T4">),</text:span><text:span text:style-name="T9">g(t)</text:span><text:span text:style-name="T4">) <text:s text:c="2"/></text:span></text:p>
          </draw:text-box>
        </draw:frame>
        <draw:frame draw:style-name="gr10" draw:text-style-name="P17" draw:layer="layout" svg:width="4.74cm" svg:height="1.072cm" svg:x="10.972cm" svg:y="8.34cm">
          <draw:text-box>
            <text:p><text:span text:style-name="T4">Память: <text:s/></text:span><text:span text:style-name="T7"><text:s/></text:span></text:p>
          </draw:text-box>
        </draw:frame>
        <draw:custom-shape draw:style-name="gr8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1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1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1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2" draw:text-style-name="P20" draw:layer="layout" svg:width="0.883cm" svg:height="0.988cm" svg:x="3.626cm" svg:y="11.363cm">
          <draw:text-box>
            <text:p><text:span text:style-name="T12">A</text:span></text:p>
          </draw:text-box>
        </draw:frame>
        <draw:frame draw:style-name="gr12" draw:text-style-name="P20" draw:layer="layout" svg:width="0.883cm" svg:height="0.988cm" svg:x="3.627cm" svg:y="13.763cm">
          <draw:text-box>
            <text:p><text:span text:style-name="T12">f</text:span></text:p>
          </draw:text-box>
        </draw:frame>
        <draw:line draw:style-name="gr9" draw:text-style-name="P3" draw:layer="layout" svg:x1="24.504cm" svg:y1="6.094cm" svg:x2="19.268cm" svg:y2="8.965cm">
          <text:p/>
        </draw:line>
        <draw:frame draw:style-name="gr12" draw:text-style-name="P20" draw:layer="layout" svg:width="0.883cm" svg:height="0.988cm" svg:x="2.228cm" svg:y="16.363cm">
          <draw:text-box>
            <text:p><text:span text:style-name="T12">e</text:span></text:p>
          </draw:text-box>
        </draw:frame>
        <draw:frame draw:style-name="gr12" draw:text-style-name="P20" xml:id="id7" draw:id="id7" draw:layer="layout" svg:width="0.883cm" svg:height="0.988cm" svg:x="4.829cm" svg:y="16.363cm">
          <draw:text-box>
            <text:p><text:span text:style-name="T12">g</text:span></text:p>
          </draw:text-box>
        </draw:frame>
        <draw:custom-shape draw:style-name="gr8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0" draw:layer="layout" svg:width="0.883cm" svg:height="0.988cm" svg:x="4.804cm" svg:y="18.538cm">
          <draw:text-box>
            <text:p><text:span text:style-name="T12">t</text:span></text:p>
          </draw:text-box>
        </draw:frame>
        <draw:connector draw:style-name="gr11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1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1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2" draw:text-style-name="P20" draw:layer="layout" svg:width="0.883cm" svg:height="0.988cm" svg:x="8.727cm" svg:y="11.363cm">
          <draw:text-box>
            <text:p><text:span text:style-name="T12">B</text:span></text:p>
          </draw:text-box>
        </draw:frame>
        <draw:frame draw:style-name="gr12" draw:text-style-name="P20" draw:layer="layout" svg:width="0.883cm" svg:height="0.988cm" svg:x="7.028cm" svg:y="13.763cm">
          <draw:text-box>
            <text:p><text:span text:style-name="T12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17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7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0" draw:text-style-name="P17" draw:layer="layout" svg:width="8.804cm" svg:height="1.893cm" svg:x="1.988cm" svg:y="8.068cm">
          <draw:text-box>
            <text:p><text:span text:style-name="T4">Базовые подформулы <text:s/></text:span><text:span text:style-name="T7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 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17" draw:layer="layout" svg:width="25.568cm" svg:height="1.072cm" svg:x="0.594cm" svg:y="3.641cm">
          <draw:text-box>
            <text:p><text:span text:style-name="T7">1.</text:span><text:span text:style-name="T4"> Удаление неиспользуемых фактов. Пример: <text:s/></text:span><text:span text:style-name="T7"><text:s/></text:span></text:p>
          </draw:text-box>
        </draw:frame>
        <draw:frame draw:style-name="gr2" draw:text-style-name="P17" draw:layer="layout" svg:width="25.568cm" svg:height="3.535cm" svg:x="0.594cm" svg:y="8.641cm">
          <draw:text-box>
            <text:p><text:span text:style-name="T7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Пример: <text:s/></text:span><text:span text:style-name="T7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17" draw:layer="layout" svg:width="25.568cm" svg:height="2.714cm" svg:x="0.594cm" svg:y="3.441cm">
          <draw:text-box>
            <text:p><text:span text:style-name="T7">Идея:</text:span><text:span text:style-name="T4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 </text:span><text:span text:style-name="T7"><text:s/></text:span></text:p>
          </draw:text-box>
        </draw:frame>
        <draw:frame draw:style-name="gr2" draw:text-style-name="P17" draw:layer="layout" svg:width="25.568cm" svg:height="1.072cm" svg:x="0.594cm" svg:y="6.841cm">
          <draw:text-box>
            <text:p><text:span text:style-name="T7">Пример:</text:span><text:span text:style-name="T4"> <text:s/></text:span><text:span text:style-name="T7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17" draw:layer="layout" svg:width="25.568cm" svg:height="2.714cm" svg:x="0.594cm" svg:y="3.441cm">
          <draw:text-box>
            <text:p><text:span text:style-name="T7">Проблема:</text:span><text:span text:style-name="T4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17" draw:layer="layout" svg:width="25.568cm" svg:height="2.714cm" svg:x="0.594cm" svg:y="8.041cm">
          <draw:text-box>
            <text:p><text:span text:style-name="T7">Ограничение 1:</text:span><text:span text:style-name="T4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17" draw:layer="layout" svg:width="25.568cm" svg:height="1.893cm" svg:x="0.594cm" svg:y="12.941cm">
          <draw:text-box>
            <text:p><text:span text:style-name="T7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17" draw:layer="layout" svg:width="25.568cm" svg:height="1.893cm" svg:x="0.594cm" svg:y="3.441cm">
          <draw:text-box>
            <text:p><text:span text:style-name="T7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17" draw:layer="layout" svg:width="25.568cm" svg:height="1.893cm" svg:x="0.594cm" svg:y="2.54cm">
          <draw:text-box>
            <text:p><text:span text:style-name="T7">Идея:</text:span><text:span text:style-name="T4"> Ответ на вопрос принимается, если за последующие k шагов вывода, заданное событие произойдёт m раз. </text:span><text:span text:style-name="T7"><text:s/></text:span></text:p>
          </draw:text-box>
        </draw:frame>
        <draw:frame draw:style-name="gr2" draw:text-style-name="P17" draw:layer="layout" svg:width="25.568cm" svg:height="1.072cm" svg:x="0.762cm" svg:y="6.619cm">
          <draw:text-box>
            <text:p><text:span text:style-name="T4">Два варианта спецификации:</text:span><text:span text:style-name="T7"> </text:span></text:p>
          </draw:text-box>
        </draw:frame>
        <draw:frame draw:style-name="gr2" draw:text-style-name="P17" draw:layer="layout" svg:width="25.568cm" svg:height="2.714cm" svg:x="0.762cm" svg:y="8.019cm">
          <draw:text-box>
            <text:p><text:span text:style-name="T7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7"> </text:span></text:p>
          </draw:text-box>
        </draw:frame>
        <draw:frame draw:style-name="gr2" draw:text-style-name="P17" draw:layer="layout" svg:width="25.568cm" svg:height="1.893cm" svg:x="0.762cm" svg:y="11.12cm">
          <draw:text-box>
            <text:p><text:span text:style-name="T7">2.</text:span><text:span text:style-name="T4"> k,m-конкретизация. Если за k шагов будет конкретизировано m НЭЭ.</text:span><text:span text:style-name="T7"> </text:span></text:p>
          </draw:text-box>
        </draw:frame>
        <draw:frame draw:style-name="gr2" draw:text-style-name="P17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7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17" draw:layer="layout" svg:width="25.568cm" svg:height="1.893cm" svg:x="0.762cm" svg:y="2.418cm">
          <draw:text-box>
            <text:p><text:span text:style-name="T7">Идея</text:span><text:span text:style-name="T4"> использовать принципы Erlang: много </text:span><text:span text:style-name="T7">независимых</text:span><text:span text:style-name="T4"> процессов.</text:span><text:span text:style-name="T7"> </text:span></text:p>
          </draw:text-box>
        </draw:frame>
        <draw:frame draw:style-name="gr2" draw:text-style-name="P17" draw:layer="layout" svg:width="25.568cm" svg:height="2.714cm" svg:x="0.762cm" svg:y="7.719cm">
          <draw:text-box>
            <text:p><text:span text:style-name="T7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7"> </text:span></text:p>
          </draw:text-box>
        </draw:frame>
        <draw:frame draw:style-name="gr2" draw:text-style-name="P17" draw:layer="layout" svg:width="25.568cm" svg:height="1.893cm" svg:x="0.762cm" svg:y="10.919cm">
          <draw:text-box>
            <text:p><text:span text:style-name="T7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17" draw:layer="layout" svg:width="25.568cm" svg:height="5.177cm" svg:x="0.762cm" svg:y="13.42cm">
          <draw:text-box>
            <text:p><text:span text:style-name="T7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17" draw:layer="layout" svg:width="25.568cm" svg:height="1.072cm" svg:x="0.762cm" svg:y="6.319cm">
          <draw:text-box>
            <text:p><text:span text:style-name="T4">Три вложенные стратегии:</text:span><text:span text:style-name="T7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17" draw:layer="layout" svg:width="25.568cm" svg:height="1.893cm" svg:x="0.594cm" svg:y="3.441cm">
          <draw:text-box>
            <text:p><text:span text:style-name="T7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17" draw:layer="layout" svg:width="25.568cm" svg:height="2.714cm" svg:x="0.594cm" svg:y="6.542cm">
          <draw:text-box>
            <text:p><text:span text:style-name="T7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17" draw:layer="layout" svg:width="25.568cm" svg:height="6.819cm" svg:x="0.594cm" svg:y="10.142cm">
          <draw:text-box>
            <text:p><text:span text:style-name="T7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17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17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13">1.</text:span><text:span text:style-name="T14"> Graf P. Substitution Tree Indexing // Proceedings of the 6th International Conference on Rewriting Techniques and Applications. 1995. P.117-131. </text:span></text:p>
            <text:p><text:span text:style-name="T14"><text:s/></text:span></text:p>
            <text:p><text:span text:style-name="T13">2.</text:span><text:span text:style-name="T14"> Graf P. Term Indexing (Lecture Notes in Computer Science / Lecture Notes in Artificial Intelligence). Springer; 1 edition. March 27, 1996.</text:span></text:p>
            <text:p><text:span text:style-name="T14"/></text:p>
            <text:p><text:span text:style-name="T13">3.</text:span><text:span text:style-name="T14"> McCune W. Experiments with Discrimination-Tree indexing and Path Indexing for Term Retrieval // Journal of Automated Reasoning. 1992. V.9(2). P.147-167.</text:span></text:p>
            <text:p><text:span text:style-name="T14"/></text:p>
            <text:p><text:span text:style-name="T13">4.</text:span><text:span text:style-name="T14"> Sekar, R., Ramakrishnan, I.V., Voronkov, A. Term Indexing. In: Robinson, A., Voronkov, A. (eds.) Handbook of Automated Reasoning, pp. 1853-1964. MIT Press, Cambridge. 2001.</text:span></text:p>
            <text:p><text:span text:style-name="T14"/></text:p>
            <text:p><text:span text:style-name="T13">5.</text:span><text:span text:style-name="T14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17" draw:layer="layout" svg:width="25.568cm" svg:height="2.714cm" svg:x="0.594cm" svg:y="3.442cm">
          <draw:text-box>
            <text:p><text:span text:style-name="T7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17" draw:layer="layout" svg:width="25.568cm" svg:height="1.893cm" svg:x="0.594cm" svg:y="6.642cm">
          <draw:text-box>
            <text:p><text:span text:style-name="T7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17" draw:layer="layout" svg:width="25.568cm" svg:height="1.893cm" svg:x="0.594cm" svg:y="9.243cm">
          <draw:text-box>
            <text:p><text:span text:style-name="T7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17" draw:layer="layout" svg:width="25.568cm" svg:height="1.072cm" svg:x="0.762cm" svg:y="3.119cm">
          <draw:text-box>
            <text:p><text:span text:style-name="T7">1.</text:span><text:span text:style-name="T4"> Контроллер доступа к формуле.</text:span><text:span text:style-name="T7"> </text:span></text:p>
          </draw:text-box>
        </draw:frame>
        <draw:frame draw:style-name="gr2" draw:text-style-name="P17" draw:layer="layout" svg:width="25.568cm" svg:height="1.072cm" svg:x="0.762cm" svg:y="4.719cm">
          <draw:text-box>
            <text:p><text:span text:style-name="T7">2.</text:span><text:span text:style-name="T4"> Поиск ответных подстановок.</text:span><text:span text:style-name="T7"> </text:span></text:p>
          </draw:text-box>
        </draw:frame>
        <draw:frame draw:style-name="gr2" draw:text-style-name="P17" draw:layer="layout" svg:width="25.568cm" svg:height="1.072cm" svg:x="0.762cm" svg:y="9.019cm">
          <draw:text-box>
            <text:p><text:span text:style-name="T7">8.</text:span><text:span text:style-name="T4"> Супервизор.</text:span><text:span text:style-name="T7"> </text:span></text:p>
          </draw:text-box>
        </draw:frame>
        <draw:frame draw:style-name="gr2" draw:text-style-name="P17" draw:layer="layout" svg:width="25.568cm" svg:height="1.072cm" svg:x="0.762cm" svg:y="6.419cm">
          <draw:text-box>
            <text:p><text:span text:style-name="T7">3.</text:span><text:span text:style-name="T4"> Выборщик стратег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19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17" draw:layer="layout" svg:width="25.568cm" svg:height="1.072cm" svg:x="0.594cm" svg:y="2.541cm">
          <draw:text-box>
            <text:p><text:span text:style-name="T7">1.</text:span><text:span text:style-name="T4"> Решены некоторые задачи с рейтингом от 0.5 до 0.62. </text:span><text:span text:style-name="T7"><text:s/></text:span></text:p>
          </draw:text-box>
        </draw:frame>
        <draw:frame draw:style-name="gr2" draw:text-style-name="P17" draw:layer="layout" svg:width="25.568cm" svg:height="1.072cm" svg:x="0.594cm" svg:y="4.441cm">
          <draw:text-box>
            <text:p><text:span text:style-name="T7">2.</text:span><text:span text:style-name="T4"> Достаточно много задач рейтингом от 0.21 до 0.5 </text:span><text:span text:style-name="T7"><text:s/></text:span></text:p>
          </draw:text-box>
        </draw:frame>
        <draw:frame draw:style-name="gr2" draw:text-style-name="P17" draw:layer="layout" svg:width="25.568cm" svg:height="1.072cm" svg:x="0.594cm" svg:y="6.141cm">
          <draw:text-box>
            <text:p><text:span text:style-name="T7">3.</text:span><text:span text:style-name="T4"> Очень много задач с рейтингом меньше 0.21. </text:span><text:span text:style-name="T7"><text:s/></text:span></text:p>
          </draw:text-box>
        </draw:frame>
        <draw:frame draw:style-name="gr2" draw:text-style-name="P17" draw:layer="layout" svg:width="25.568cm" svg:height="1.893cm" svg:x="0.594cm" svg:y="7.541cm">
          <draw:text-box>
            <text:p><text:span text:style-name="T7">4.</text:span><text:span text:style-name="T4"> Хорошие результаты в следующих предметных областях: геометрия, менеджмент, Syntactic, Commonseance reasoning</text:span></text:p>
          </draw:text-box>
        </draw:frame>
        <draw:frame draw:style-name="gr2" draw:text-style-name="P17" draw:layer="layout" svg:width="25.568cm" svg:height="1.072cm" svg:x="0.594cm" svg:y="9.942cm">
          <draw:text-box>
            <text:p><text:span text:style-name="T7">5.</text:span><text:span text:style-name="T4"> Для “парового катка” найден минимальный вывод.</text:span></text:p>
          </draw:text-box>
        </draw:frame>
        <draw:frame draw:style-name="gr2" draw:text-style-name="P17" draw:layer="layout" svg:width="25.568cm" svg:height="1.893cm" svg:x="0.594cm" svg:y="11.642cm">
          <draw:text-box>
            <text:p><text:span text:style-name="T7">6.</text:span><text:span text:style-name="T4"> Решаются некоторые очень крупные задачи: тысячи подформул-вопрсов, большая глубина, размер более 1мб.</text:span></text:p>
          </draw:text-box>
        </draw:frame>
        <draw:frame draw:style-name="gr2" draw:text-style-name="P17" draw:layer="layout" svg:width="25.568cm" svg:height="1.893cm" svg:x="0.594cm" svg:y="13.943cm">
          <draw:text-box>
            <text:p><text:span text:style-name="T7">7.</text:span><text:span text:style-name="T4"> Некоторые satisfiable задачи распознаются как satisfiable.</text:span></text:p>
          </draw:text-box>
        </draw:frame>
        <draw:frame draw:style-name="gr2" draw:text-style-name="P17" draw:layer="layout" svg:width="25.568cm" svg:height="1.072cm" svg:x="0.594cm" svg:y="16.144cm">
          <draw:text-box>
            <text:p><text:span text:style-name="T7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17" draw:layer="layout" svg:width="26.584cm" svg:height="1.072cm" svg:x="0.594cm" svg:y="17.944cm">
          <draw:text-box>
            <text:p><text:span text:style-name="T7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17" draw:layer="layout" svg:width="25.568cm" svg:height="4.356cm" svg:x="0.594cm" svg:y="2.541cm">
          <draw:text-box>
            <text:p><text:span text:style-name="T7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оский рейтинг. </text:span><text:span text:style-name="T7"><text:s/></text:span></text:p>
          </draw:text-box>
        </draw:frame>
        <draw:frame draw:style-name="gr2" draw:text-style-name="P17" draw:layer="layout" svg:width="25.568cm" svg:height="2.714cm" svg:x="0.594cm" svg:y="7.241cm">
          <draw:text-box>
            <text:p><text:span text:style-name="T7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7"><text:s/></text:span></text:p>
          </draw:text-box>
        </draw:frame>
        <draw:frame draw:style-name="gr2" draw:text-style-name="P17" draw:layer="layout" svg:width="25.568cm" svg:height="1.072cm" svg:x="0.594cm" svg:y="10.641cm">
          <draw:text-box>
            <text:p><text:span text:style-name="T7">3. </text:span><text:span text:style-name="T4">Выигрываем у многих других систем. </text:span></text:p>
          </draw:text-box>
        </draw:frame>
        <draw:frame draw:style-name="gr2" draw:text-style-name="P17" draw:layer="layout" svg:width="25.568cm" svg:height="2.714cm" svg:x="0.594cm" svg:y="12.541cm">
          <draw:text-box>
            <text:p><text:span text:style-name="T7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к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8" draw:layer="layout" svg:width="20.742cm" svg:height="1.237cm" svg:x="0.402cm" svg:y="0.508cm">
          <draw:text-box>
            <text:p><text:span text:style-name="T6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19H45M26S</meta:editing-duration>
    <meta:editing-cycles>98</meta:editing-cycles>
    <meta:generator>LibreOffice/3.5$Linux_x86 LibreOffice_project/350m1$Build-2</meta:generator>
    <dc:date>2012-10-18T11:17:39</dc:date>
    <meta:document-statistic meta:object-count="302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